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3.566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co34" style:family="table-column">
      <style:table-column-properties fo:break-before="auto" style:column-width="8.534cm"/>
    </style:style>
    <style:style style:name="co35" style:family="table-column">
      <style:table-column-properties fo:break-before="auto" style:column-width="17.002cm"/>
    </style:style>
    <style:style style:name="co36" style:family="table-column">
      <style:table-column-properties fo:break-before="auto" style:column-width="5.34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ro26" style:family="table-row">
      <style:table-row-properties style:row-height="2.995cm" fo:break-before="auto" style:use-optimal-row-height="true"/>
    </style:style>
    <style:style style:name="ro27" style:family="table-row">
      <style:table-row-properties style:row-height="3.022cm" fo:break-before="auto" style:use-optimal-row-height="true"/>
    </style:style>
    <style:style style:name="ro28" style:family="table-row">
      <style:table-row-properties style:row-height="1.887cm" fo:break-before="auto" style:use-optimal-row-height="false"/>
    </style:style>
    <style:style style:name="ro29" style:family="table-row">
      <style:table-row-properties style:row-height="2.5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25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26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10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27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28" style:family="table-cell" style:parent-style-name="Default"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7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18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46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47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48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49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0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1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2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ce3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loext:opacity="100%"/>
    </style:style>
    <style:style style:name="T5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ff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loext:opacity="100%"/>
    </style:style>
    <style:style style:name="T10" style:family="text">
      <style:text-properties fo:color="#008000" loext:opacity="100%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Arial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loext:opacity="100%"/>
    </style:style>
    <style:style style:name="T12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ngLiU" style:font-size-asian="18pt" style:language-asian="zh" style:country-asian="TW" style:font-style-asian="normal" style:font-weight-asian="normal" style:font-name-complex="MingLiU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loext:opacity="100%"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微軟正黑體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fo:color="#ff0000"/>
    </style:style>
    <style:style style:name="T24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26" style:family="text">
      <style:text-properties fo:color="#000000"/>
    </style:style>
    <style:style style:name="T2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28" style:family="text">
      <style:text-properties fo:color="#008000"/>
    </style:style>
    <style:style style:name="T2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0" style:family="text">
      <style:text-properties fo:color="#c9211e"/>
    </style:style>
    <style:style style:name="T3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3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3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3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36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2"/>
        <table:table-column table:style-name="co2" table:number-columns-repeated="16383" table:default-cell-style-name="ce32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3" office:value-type="string" calcext:value-type="string">
            <text:p>元件基本參數 JSON </text:p>
            <text:p><text:span text:style-name="T20">,</text:span></text:p>
            <text:p><text:tab/><text:tab/><text:span text:style-name="T20">{</text:span></text:p>
            <text:p><text:tab/><text:tab/><text:tab/><text:span text:style-name="T20">"ElementType":"",</text:span></text:p>
            <text:p><text:tab/><text:tab/><text:tab/><text:span text:style-name="T20">"X":0,</text:span></text:p>
            <text:p><text:tab/><text:tab/><text:tab/><text:span text:style-name="T20">"Y":0,</text:span></text:p>
            <text:p><text:tab/><text:tab/><text:tab/><text:span text:style-name="T20">"X_Alignment":"X",</text:span></text:p>
            <text:p><text:tab/><text:tab/><text:tab/><text:span text:style-name="T20">"Y_Alignment":"Increment",</text:span></text:p>
            <text:p><text:tab/><text:tab/><text:tab/><text:span text:style-name="T20">"Width":-1,</text:span></text:p>
            <text:p><text:tab/><text:tab/><text:tab/><text:span text:style-name="T20">"Height":-1,</text:span></text:p>
            <text:p><text:tab/><text:tab/><text:tab/><text:span text:style-name="T20">"Content":"",</text:span></text:p>
            <text:p><text:tab/><text:tab/><text:span text:style-name="T20">}</text:span></text:p>
            <text:p/>
          </table:table-cell>
          <table:table-cell table:number-columns-repeated="16383"/>
        </table:table-row>
        <table:table-row table:style-name="ro5">
          <table:table-cell table:style-name="ce3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放置在頁面的座標X (pixel)</text:p>
          </table:table-cell>
          <table:table-cell table:style-name="ce32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放置在頁面的座標Y (pixel)</text:p>
          </table:table-cell>
          <table:table-cell table:style-name="ce32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元件寬度 (pixel)</text:p>
            <text:p><text:span text:style-name="T21">     </text:span><text:span text:style-name="T22">-1 (*) : 不確定</text:span>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元件高度 (pixel)</text:p>
            <text:p>     <text:span text:style-name="T23">-1 (*) : 不確定</text:span></text:p>
          </table:table-cell>
          <table:table-cell table:style-name="ce32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4">變數名稱對應資料集 </text:span><text:span text:style-name="T25">~ 正則表達式分析</text:span></text:p>
            <text:p><text:span text:style-name="T20">EX: "{$Name};{$Age}" </text:span></text:p>
            <text:p><text:span text:style-name="T20">"{$Name}" </text:span></text:p>
          </table:table-cell>
          <table:table-cell table:style-name="ce32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類型:</text:p>
            <text:p>01.Page</text:p>
            <text:p><text:span text:style-name="T26">02.Text</text:span></text:p>
            <text:p><text:span text:style-name="T26">03.QrCode</text:span></text:p>
            <text:p><text:span text:style-name="T26">04.BarCode</text:span></text:p>
            <text:p><text:span text:style-name="T26">05.Image</text:span></text:p>
            <text:p><text:span text:style-name="T26">06.Table</text:span></text:p>
            <text:p><text:span text:style-name="T21">07.Block</text:span></text:p>
            <text:p><text:span text:style-name="T21">08.Rows</text:span></text:p>
          </table:table-cell>
          <table:table-cell table:style-name="ce32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X軸定位方式:</text:p>
            <text:p><text:span text:style-name="T20">X(*)              </text:span><text:span text:style-name="T27">[讀取目前元件X值]</text:span></text:p>
            <text:p><text:span text:style-name="T20">Right            </text:span><text:span text:style-name="T27">[靠右]</text:span></text:p>
            <text:p><text:span text:style-name="T20">Center          </text:span><text:span text:style-name="T27">[置中]</text:span></text:p>
          </table:table-cell>
          <table:table-cell table:style-name="ce32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Y軸定位方式:</text:p>
            <text:p><text:span text:style-name="T20">Y (*)                         </text:span><text:span text:style-name="T27">[讀取目前元件Y值]</text:span></text:p>
            <text:p><text:span text:style-name="T21">Increment : 遞增      </text:span><text:span text:style-name="T27"> [垂直排列 ~ 目前Y = 前一元件的Y + 前一元件的Height + 1</text:span><text:span text:style-name="T28">]</text:span></text:p>
            <text:p><text:span text:style-name="T21">Element : 前一元件  </text:span><text:span text:style-name="T27">[橫向排列 ~ 目前Y = </text:span><text:span text:style-name="T29">前一個元件Y]</text:span></text:p>
          </table:table-cell>
          <table:table-cell table:style-name="ce3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ce41" office:value-type="string" calcext:value-type="string">
            <text:p>其他資訊</text:p>
          </table:table-cell>
        </table:table-row>
        <table:table-row table:style-name="ro13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4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38"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41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不同印表機繪圖指令縮放比例</text:p>
            <text:p>1 (*)  <text:span text:style-name="T30">203dpi</text:span>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1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21">四倍字 : </text:span><text:span text:style-name="T31">new Font("新細明體",40) ; </text:span><text:span text:style-name="T32">Height =13mm</text:span></text:p>
            <text:p><text:span text:style-name="T21">雙倍字</text:span><text:span text:style-name="T33"> : </text:span><text:span text:style-name="T34">new Font("新細明體",28) ; </text:span><text:span text:style-name="T35">Height =11mm</text:span></text:p>
            <text:p><text:span text:style-name="T21">單倍字 : </text:span><text:span text:style-name="T31">new Font("新細明體", 13) ; </text:span><text:span text:style-name="T32">Height =5mm</text:span></text:p>
            <text:p><text:span text:style-name="T21">一般字 : </text:span><text:span text:style-name="T31">new Font("新細明體", 9) ; </text:span></text:p>
            <text:p>---------------------------------------------------</text:p>
            <text:p><text:span text:style-name="T21">電子發票標題 : </text:span><text:span text:style-name="T31">new Font("新細明體", 16) ; </text:span><text:span text:style-name="T32">Height =6mm</text:span></text:p>
          </table:table-cell>
        </table:table-row>
        <table:table-row table:style-name="ro17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蜂鳴器<text:span text:style-name="T23"> (額外送ESC 指令) </text:span></text:p>
          </table:table-cell>
        </table:table-row>
        <table:table-row table:style-name="ro17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外接蜂鳴器<text:span text:style-name="T23"> (額外送ESC 指令)</text:span></text:p>
          </table:table-cell>
        </table:table-row>
        <table:table-row table:style-name="ro18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<text:span text:style-name="T21">存放蜂鳴器</text:span>指令碼</text:p>
          </table:table-cell>
        </table:table-row>
        <table:table-row table:style-name="ro18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table:style-name="ce41" office:value-type="string" calcext:value-type="string">
            <text:p><text:span text:style-name="T21">存放外接</text:span>蜂鳴器指令碼</text:p>
          </table:table-cell>
        </table:table-row>
        <table:table-row table:style-name="ro17">
          <table:table-cell table:style-name="ce39" office:value-type="string" calcext:value-type="string">
            <text:p>PrintMode</text:p>
          </table:table-cell>
          <table:table-cell table:style-name="ce39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21">""(*)</text:span></text:p>
            <text:p><text:span text:style-name="T20">"Single"</text:span>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34" table:default-cell-style-name="ce32"/>
        <table:table-column table:style-name="co8" table:default-cell-style-name="ce32"/>
        <table:table-column table:style-name="co35" table:default-cell-style-name="ce32"/>
        <table:table-column table:style-name="co3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1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Y軸對其方式:</text:p>
            <text:p><text:span text:style-name="T21">Top (*)</text:span></text:p>
            <text:p>Down</text:p>
            <text:p><text:span text:style-name="T21">Center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27">
          <table:table-cell office:value-type="string" calcext:value-type="string">
            <text:p>HorizontalContentAlig</text:p>
          </table:table-cell>
          <table:table-cell table:style-name="ce34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1">文字Y軸對其方式:</text:span></text:p>
            <text:p><text:span text:style-name="T21">Left (*)</text:span></text:p>
            <text:p><text:span text:style-name="T21">Right</text:span></text:p>
            <text:p><text:span text:style-name="T21">Center</text:span>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粗體:</text:p>
            <text:p>Y</text:p>
            <text:p><text:span text:style-name="T21">N (*)</text:span>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28">
          <table:table-cell table:style-name="ce39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26">相同欄位多筆分隔符號 ~ DisplayMode = Merge 才有效</text:span></text:p>
            <text:p><text:span text:style-name="T20">"," (*) </text:span></text:p>
          </table:table-cell>
          <table:table-cell table:style-name="ce32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9">
          <table:table-cell table:style-name="ce39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1">自動換行</text:span></text:p>
            <text:p><text:span text:style-name="T20">"Y"(*) : 換行</text:span></text:p>
            <text:p><text:span text:style-name="T20">"N"     : 資料截斷</text:span></text:p>
          </table:table-cell>
          <table:table-cell table:style-name="ce32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32"/>
        <table:table-column table:style-name="co8" table:default-cell-style-name="ce32"/>
        <table:table-column table:style-name="co15" table:default-cell-style-name="ce32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錯誤糾正率</text:p>
            <text:p>L（7%）</text:p>
            <text:p>M（15%）</text:p>
            <text:p>Q（25%）</text:p>
            <text:p><text:span text:style-name="T21">H（25%） (*)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32"/>
        <table:table-column table:style-name="co8" table:default-cell-style-name="ce32"/>
        <table:table-column table:style-name="co17" table:default-cell-style-name="ce32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1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32"/>
        <table:table-column table:style-name="co8" table:default-cell-style-name="ce32"/>
        <table:table-column table:style-name="co19" table:default-cell-style-name="ce32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5"/>
        <table:table-column table:style-name="co8" table:default-cell-style-name="ce45"/>
        <table:table-column table:style-name="co21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RowSpacing</text:p>
          </table:table-cell>
          <table:table-cell table:style-name="ce53" office:value-type="string" calcext:value-type="string">
            <text:p>double</text:p>
          </table:table-cell>
          <table:table-cell table:style-name="ce53" office:value-type="string" calcext:value-type="string">
            <text:p>每列間距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23">         非陣列變數判斷條件 : 變數.length&gt;0</text:span></text:p>
            <text:p><text:span text:style-name="T36">         陣列變數判斷條件 : ArrayName.Count&gt;0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26">變數根名稱:</text:span></text:p>
            <text:p><text:span text:style-name="T23">    ""                   :  根物件之下變數</text:span></text:p>
            <text:p><text:span text:style-name="T23">    "VarName" :  </text:span>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41"/>
        <table:table-column table:style-name="co24" table:default-cell-style-name="ce41"/>
        <table:table-column table:style-name="co27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26">陣列根名稱:</text:span></text:p>
            <text:p><text:span text:style-name="T23">    ""                       :  上層根物件之下變數</text:span></text:p>
            <text:p><text:span text:style-name="T23">    "ArrayName"  :  </text:span>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25">
          <table:table-cell table:style-name="ce45" office:value-type="string" calcext:value-type="string">
            <text:p>DisplayMode</text:p>
          </table:table-cell>
          <table:table-cell table:style-name="ce45"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24">多筆相同欄位顯示模式</text:span></text:p>
            <text:p><text:span text:style-name="T20">"Single"       : 一筆一行</text:span></text:p>
            <text:p><text:span text:style-name="T20">"Merge" (*)  : 多筆一行</text:span></text:p>
          </table:table-cell>
          <table:table-cell table:style-name="ce45" office:value-type="float" office:value="10" calcext:value-type="float">
            <text:p>10</text:p>
          </table:table-cell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56"/>
        <table:table-column table:style-name="co2" table:default-cell-style-name="ce56"/>
        <table:table-column table:style-name="co29" table:default-cell-style-name="ce56"/>
        <table:table-column table:style-name="co30" table:default-cell-style-name="ce57"/>
        <table:table-column table:style-name="co31" table:default-cell-style-name="ce59"/>
        <table:table-column table:style-name="co31" table:default-cell-style-name="ce56"/>
        <table:table-column table:style-name="co2" table:default-cell-style-name="ce56"/>
        <table:table-column table:style-name="co32" table:default-cell-style-name="ce56"/>
        <table:table-column table:style-name="co33" table:default-cell-style-name="ce56"/>
        <table:table-column table:style-name="co2" table:number-columns-repeated="16375" table:default-cell-style-name="ce56"/>
        <table:table-row table:style-name="ro18"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37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37">像素</text:span><text:span text:style-name="T38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8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8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00/00/00</text:date>, <text:time style:data-style-name="N2" text:time-value="09:27:02.082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13T13:46:59.544000000</dc:date>
    <meta:editing-duration>P6DT1H20M37S</meta:editing-duration>
    <meta:editing-cycles>446</meta:editing-cycles>
    <meta:generator>LibreOffice/24.2.3.2$Windows_x86 LibreOffice_project/433d9c2ded56988e8a90e6b2e771ee4e6a5ab2ba</meta:generator>
    <meta:document-statistic meta:table-count="11" meta:cell-count="461" meta:object-count="0"/>
  </office:meta>
</office:document-meta>
</file>